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Standard" style:family="paragraph">
      <style:paragraph-properties fo:text-align="center"/>
      <style:text-properties style:font-name="Arial" style:font-name-complex="Arial" fo:font-weight="bold" style:font-weight-asian="bold" style:font-weight-complex="bold" fo:language="es" fo:country="MX"/>
    </style:style>
    <style:style style:name="P100" style:parent-style-name="Standard" style:family="paragraph">
      <style:paragraph-properties fo:text-align="center"/>
      <style:text-properties style:font-name="Arial" style:font-name-complex="Arial" fo:font-weight="bold" style:font-weight-asian="bold" style:font-weight-complex="bold" fo:language="es" fo:country="MX"/>
    </style:style>
    <style:style style:name="P101" style:parent-style-name="Standard" style:family="paragraph">
      <style:paragraph-properties fo:text-align="center" fo:line-height="115%"/>
      <style:text-properties style:font-name="Arial" style:font-name-complex="Arial" fo:font-weight="bold" style:font-weight-asian="bold" style:font-weight-complex="bold" fo:language="es" fo:country="MX"/>
    </style:style>
    <style:style style:name="P102" style:parent-style-name="Standard" style:family="paragraph">
      <style:paragraph-properties fo:text-align="justify" fo:line-height="115%"/>
      <style:text-properties style:font-name="Arial" style:font-name-complex="Arial" fo:language="es" fo:country="MX"/>
    </style:style>
    <style:style style:name="P103" style:parent-style-name="Standard" style:family="paragraph">
      <style:paragraph-properties fo:text-align="justify" fo:line-height="115%"/>
      <style:text-properties style:font-name="Arial" style:font-name-complex="Arial" fo:language="es" fo:country="MX"/>
    </style:style>
    <style:style style:name="P104" style:parent-style-name="Standard" style:family="paragraph">
      <style:paragraph-properties fo:text-align="justify" fo:line-height="115%"/>
      <style:text-properties style:font-name="Arial" style:font-name-complex="Arial" fo:language="es" fo:country="MX"/>
    </style:style>
    <style:style style:name="P105" style:parent-style-name="Standard" style:family="paragraph">
      <style:paragraph-properties fo:text-align="justify" fo:line-height="115%"/>
      <style:text-properties style:font-name="Arial" style:font-name-complex="Arial" fo:language="es" fo:country="MX"/>
    </style:style>
    <style:style style:name="P106" style:parent-style-name="Standard" style:family="paragraph">
      <style:paragraph-properties fo:text-align="justify" fo:line-height="115%"/>
      <style:text-properties style:font-name="Arial" style:font-name-complex="Arial" fo:language="es" fo:country="MX"/>
    </style:style>
    <style:style style:name="P107" style:parent-style-name="Standard" style:family="paragraph">
      <style:paragraph-properties fo:text-align="justify" fo:line-height="115%"/>
      <style:text-properties style:font-name="Arial" style:font-name-complex="Arial" fo:language="es" fo:country="MX"/>
    </style:style>
    <style:style style:name="P108" style:parent-style-name="Standard" style:family="paragraph">
      <style:paragraph-properties fo:text-align="justify" fo:line-height="115%"/>
      <style:text-properties style:font-name="Arial" style:font-name-complex="Arial" fo:language="es" fo:country="MX"/>
    </style:style>
    <style:style style:name="P109" style:parent-style-name="Standard" style:family="paragraph">
      <style:paragraph-properties fo:text-align="justify" fo:line-height="115%"/>
      <style:text-properties style:font-name="Arial" style:font-name-complex="Arial" fo:language="es" fo:country="MX"/>
    </style:style>
    <style:style style:name="P110" style:parent-style-name="Standard" style:family="paragraph">
      <style:paragraph-properties fo:text-align="justify" fo:line-height="115%"/>
      <style:text-properties style:font-name="Arial" style:font-name-complex="Arial" fo:language="es" fo:country="MX"/>
    </style:style>
    <style:style style:name="P111" style:parent-style-name="Standard" style:family="paragraph">
      <style:paragraph-properties fo:text-align="justify" fo:line-height="115%"/>
      <style:text-properties style:font-name="Arial" style:font-name-complex="Arial" fo:language="es" fo:country="MX"/>
    </style:style>
    <style:style style:name="P112" style:parent-style-name="Standard" style:family="paragraph">
      <style:paragraph-properties fo:text-align="justify" fo:line-height="115%"/>
      <style:text-properties style:font-name="Arial" style:font-name-complex="Arial" fo:language="es" fo:country="MX"/>
    </style:style>
    <style:style style:name="P113" style:parent-style-name="Standard" style:family="paragraph">
      <style:paragraph-properties fo:text-align="justify"/>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Marco Antonio Martínez Quintana</text:p>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P49"/>
          </table:table-cell>
        </table:table-row>
        <table:table-row table:style-name="TableRow50">
          <table:table-cell table:style-name="TableCell51">
            <text:p text:style-name="P52"/>
            <text:p text:style-name="P53">No de Práctica(s):</text:p>
          </table:table-cell>
          <table:table-cell table:style-name="TableCell54">
            <text:p text:style-name="P55">Práctica no. 0</text:p>
          </table:table-cell>
        </table:table-row>
        <table:table-row table:style-name="TableRow56">
          <table:table-cell table:style-name="TableCell57">
            <text:p text:style-name="P58"/>
            <text:p text:style-name="P59">Integrante(s):</text:p>
          </table:table-cell>
          <table:table-cell table:style-name="TableCell60">
            <text:p text:style-name="P61">Sánchez Hernández Marco Antonio</text:p>
          </table:table-cell>
        </table:table-row>
        <table:table-row table:style-name="TableRow62">
          <table:table-cell table:style-name="TableCell63">
            <text:p text:style-name="P64">No. de Equipo de<text:s/>cómputo empleado:</text:p>
          </table:table-cell>
          <table:table-cell table:style-name="TableCell65">
            <text:p text:style-name="P66">No aplica</text:p>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Primer semestre</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28/Septiembre/2020</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soft-page-break/>
      <text:p text:style-name="P99">Comentario acerca del Sistema de Control de Calidad</text:p>
      <text:p text:style-name="P100"/>
      <text:p text:style-name="P101"/>
      <text:p text:style-name="P102"><text:tab/>Primeramente, debo mencionar que, es grato contar con páginas específicas para cada aula y espacio en la Facultad de Ingeniería. El primer apartado en la sección Sistema de Control de Calidad es el buzón de sugerencias,<text:s/>que, en mi opinión, optar por hacerlo directamente en un cuestionario de Google Forms me parece una gran alternativa, reduciendo el tiempo para todos, tanto para quienes deseen escribir sus sugerencias, felicitaciones o quejas, como para quien revise cada una de ellas. Considero Google Forms como una mejor alternativa, ya que, en ciertas ocasiones resulta más tardado y difícil, por así decirlo, el contactar mediante mensajes de correo electrónico.<text:s/></text:p>
      <text:p text:style-name="P103"/>
      <text:p text:style-name="P104">En el siguiente apartado encontramos los protocolos de seguridad, los cuales considero que son importantes que estén dentro de esta página, para una rápida consulta y saber como actuar ante las situaciones de peligro que se puedan presentar. Un cambio que bajo mi punto de vista podría resultar mejor, es la creación de un plan de contingencia específico para el laboratorio de cómputo, ya que algunos de los casos que se presentan en este, no podrían ocurrir de manera regular o de alguna forma dentro de este laboratorio.</text:p>
      <text:p text:style-name="P105"/>
      <text:p text:style-name="P106">Un apartado que me gustó demasiado leer es el apartado misión y visión, ya que, a veces como estudiantes no estamos conscientes de donde estamos estudiando, particularmente en mi caso, desconocía que las instalaciones del laboratorio de la Facultad de Ingeniería estén bajo normas. Leer el objetivo del laboratorio es motivador para mí, porque me doy cuenta de que tengo la oportunidad de formarme en un lugar de alto nivel y donde el enseñar y formar adecuadamente a los estudiantes y futuros ingenieros sea su prioridad.</text:p>
      <text:p text:style-name="P107"/>
      <text:p text:style-name="P108">El representar el plan de la calidad como diagramas de flujo te introduce a cómo los algoritmos podemos aplicarlos en cualquier momento de nuestra vida cotidiana, y cómo estos pueden ser útiles al momento de simplificar información y entender con claridad las ideas principales que se exponen.</text:p>
      <text:p text:style-name="P109"/>
      <text:p text:style-name="P110">Otro de los varios puntos fuertes de esta sección es la presentación de un calendario de prácticas, el cual te permite saber cuando verás cada uno de los temas que se abordarán en el plan de estudios, y te permita organizar tus tiempos para poder estudiar, repasar e incluso practicar antes de llegar a la fecha, para comprender correctamente la práctica y poder<text:s/>aclarar completamente las dudas que puedan surgir durante todo el proceso de su realización.</text:p>
      <text:p text:style-name="P111"/>
      <text:p text:style-name="P112">En conclusión, toda la página en general cuenta con información clara, suficiente y necesaria incluso para el desarrollo del estudio autodidacta de los estudiantes, fundamental y clave en estos tiempos.</text:p>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MARCO ANTONIO SANCHEZ HERNANDEZ</dc:creator>
    <meta:creation-date>2017-02-02T00:09:00Z</meta:creation-date>
    <dc:date>2020-09-29T01:57:00Z</dc:date>
    <meta:template xlink:href="Normal" xlink:type="simple"/>
    <meta:editing-cycles>11</meta:editing-cycles>
    <meta:editing-duration>PT5580S</meta:editing-duration>
    <meta:document-statistic meta:page-count="2" meta:paragraph-count="6" meta:word-count="499" meta:character-count="3238" meta:row-count="22" meta:non-whitespace-character-count="2745"/>
  </office:meta>
</office:document-meta>
</file>